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Workbook">
        <table:table-row>
          <table:table-cell table:style-name="pd1" office:value-type="string" office:value="GlobalId">
            <text:p>GlobalId</text:p>
          </table:table-cell>
          <table:table-cell table:style-name="pd1" office:value-type="string" office:value="IfcBuildingStorey">
            <text:p>IfcBuildingStorey</text:p>
          </table:table-cell>
          <table:table-cell table:style-name="pd1" office:value-type="string" office:value="IfcProduct">
            <text:p>IfcProduct</text:p>
          </table:table-cell>
          <table:table-cell table:style-name="pd1" office:value-type="string" office:value="Name">
            <text:p>Name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Classification(s)">
            <text:p>Classification(s)</text:p>
          </table:table-cell>
          <table:table-cell table:style-name="pd1" office:value-type="string" office:value="Material(s)">
            <text:p>Material(s)</text:p>
          </table:table-cell>
        </table:table-row>
        <table:table-row>
          <table:table-cell office:value-type="string" office:value="1Jjhupr71Aqx5e0TIeeGl3">
            <text:p>1Jjhupr71Aqx5e0TIeeGl3</text:p>
          </table:table-cell>
          <table:table-cell office:value-type="string" office:value="">
            <text:p/>
          </table:table-cell>
          <table:table-cell office:value-type="string" office:value="IfcSite">
            <text:p>IfcSite</text:p>
          </table:table-cell>
          <table:table-cell office:value-type="string" office:value="My Site">
            <text:p>My Si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26EfHBEDH9jPzhNBdxZfiE">
            <text:p>26EfHBEDH9jPzhNBdxZfiE</text:p>
          </table:table-cell>
          <table:table-cell office:value-type="string" office:value="">
            <text:p/>
          </table:table-cell>
          <table:table-cell office:value-type="string" office:value="IfcBuilding">
            <text:p>IfcBuilding</text:p>
          </table:table-cell>
          <table:table-cell office:value-type="string" office:value="My Building">
            <text:p>My Build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0Xh8grc6D1Dv4_k4UCPwzr">
            <text:p>0Xh8grc6D1Dv4_k4UCPwzr</text:p>
          </table:table-cell>
          <table:table-cell office:value-type="string" office:value="">
            <text:p/>
          </table:table-cell>
          <table:table-cell office:value-type="string" office:value="IfcBuildingStorey">
            <text:p>IfcBuildingStorey</text:p>
          </table:table-cell>
          <table:table-cell office:value-type="string" office:value="My Storey">
            <text:p>My Store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2F4HjvKXn1JeTwJYtp3yg_">
            <text:p>2F4HjvKXn1JeTwJYtp3yg_</text:p>
          </table:table-cell>
          <table:table-cell office:value-type="string" office:value="My Storey">
            <text:p>My Storey</text:p>
          </table:table-cell>
          <table:table-cell office:value-type="string" office:value="IfcBeam">
            <text:p>IfcBeam</text:p>
          </table:table-cell>
          <table:table-cell office:value-type="string" office:value="Beam">
            <text:p>Beam</text:p>
          </table:table-cell>
          <table:table-cell office:value-type="string" office:value="B1">
            <text:p>B1</text:p>
          </table:table-cell>
          <table:table-cell office:value-type="string" office:value="">
            <text:p/>
          </table:table-cell>
          <table:table-cell office:value-type="string" office:value="Unknown">
            <text:p>Unknown</text:p>
          </table:table-cell>
        </table:table-row>
        <table:table-row>
          <table:table-cell office:value-type="string" office:value="3WcUPloxP8BASA2jyEFv0u">
            <text:p>3WcUPloxP8BASA2jyEFv0u</text:p>
          </table:table-cell>
          <table:table-cell office:value-type="string" office:value="My Storey">
            <text:p>My Storey</text:p>
          </table:table-cell>
          <table:table-cell office:value-type="string" office:value="IfcWall">
            <text:p>IfcWall</text:p>
          </table:table-cell>
          <table:table-cell office:value-type="string" office:value="Wall">
            <text:p>Wall</text:p>
          </table:table-cell>
          <table:table-cell office:value-type="string" office:value="WAL100">
            <text:p>WAL100</text:p>
          </table:table-cell>
          <table:table-cell office:value-type="string" office:value="">
            <text:p/>
          </table:table-cell>
          <table:table-cell office:value-type="string" office:value="Unknown">
            <text:p>Unknown</text:p>
          </table:table-cell>
        </table:table-row>
        <table:table-row>
          <table:table-cell office:value-type="string" office:value="2$H$UXARTAARHxv5CVLsts">
            <text:p>2$H$UXARTAARHxv5CVLsts</text:p>
          </table:table-cell>
          <table:table-cell office:value-type="string" office:value="My Storey">
            <text:p>My Storey</text:p>
          </table:table-cell>
          <table:table-cell office:value-type="string" office:value="IfcDoor">
            <text:p>IfcDoor</text:p>
          </table:table-cell>
          <table:table-cell office:value-type="string" office:value="Door">
            <text:p>Door</text:p>
          </table:table-cell>
          <table:table-cell office:value-type="string" office:value="DT01">
            <text:p>DT01</text:p>
          </table:table-cell>
          <table:table-cell office:value-type="string" office:value="">
            <text:p/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3qP5E$YJvA7RpaMBnzebtI">
            <text:p>3qP5E$YJvA7RpaMBnzebtI</text:p>
          </table:table-cell>
          <table:table-cell office:value-type="string" office:value="My Storey">
            <text:p>My Storey</text:p>
          </table:table-cell>
          <table:table-cell office:value-type="string" office:value="IfcColumn">
            <text:p>IfcColumn</text:p>
          </table:table-cell>
          <table:table-cell office:value-type="string" office:value="Column">
            <text:p>Column</text:p>
          </table:table-cell>
          <table:table-cell office:value-type="string" office:value="C1">
            <text:p>C1</text:p>
          </table:table-cell>
          <table:table-cell office:value-type="string" office:value="">
            <text:p/>
          </table:table-cell>
          <table:table-cell office:value-type="string" office:value="Unknown">
            <text:p>Unknown</text:p>
          </table:table-cell>
        </table:table-row>
        <table:table-row>
          <table:table-cell office:value-type="string" office:value="2VdyscItrECxKGxHcX4e1h">
            <text:p>2VdyscItrECxKGxHcX4e1h</text:p>
          </table:table-cell>
          <table:table-cell office:value-type="string" office:value="My Storey">
            <text:p>My Storey</text:p>
          </table:table-cell>
          <table:table-cell office:value-type="string" office:value="IfcSlab">
            <text:p>IfcSlab</text:p>
          </table:table-cell>
          <table:table-cell office:value-type="string" office:value="Slab">
            <text:p>Slab</text:p>
          </table:table-cell>
          <table:table-cell office:value-type="string" office:value="FLR150">
            <text:p>FLR150</text:p>
          </table:table-cell>
          <table:table-cell office:value-type="string" office:value="">
            <text:p/>
          </table:table-cell>
          <table:table-cell office:value-type="string" office:value="Unknown">
            <text:p>Unknown</text:p>
          </table:table-cell>
        </table:table-row>
        <table:table-row>
          <table:table-cell office:value-type="string" office:value="1YaHF01ZvAvvqmU7RXqcHk">
            <text:p>1YaHF01ZvAvvqmU7RXqcHk</text:p>
          </table:table-cell>
          <table:table-cell office:value-type="string" office:value="My Storey">
            <text:p>My Storey</text:p>
          </table:table-cell>
          <table:table-cell office:value-type="string" office:value="IfcWindow">
            <text:p>IfcWindow</text:p>
          </table:table-cell>
          <table:table-cell office:value-type="string" office:value="Window">
            <text:p>Window</text:p>
          </table:table-cell>
          <table:table-cell office:value-type="string" office:value="WT01">
            <text:p>WT01</text:p>
          </table:table-cell>
          <table:table-cell office:value-type="string" office:value="">
            <text:p/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2aEiVoGzH36gvEjLbWG$1K">
            <text:p>2aEiVoGzH36gvEjLbWG$1K</text:p>
          </table:table-cell>
          <table:table-cell office:value-type="string" office:value="">
            <text:p/>
          </table:table-cell>
          <table:table-cell office:value-type="string" office:value="IfcWindow">
            <text:p>IfcWindow</text:p>
          </table:table-cell>
          <table:table-cell office:value-type="string" office:value="Window">
            <text:p>Window</text:p>
          </table:table-cell>
          <table:table-cell office:value-type="string" office:value="WT01">
            <text:p>WT01</text:p>
          </table:table-cell>
          <table:table-cell office:value-type="string" office:value="">
            <text:p/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0lROw_f9X7NuHNf5Ko2wiu">
            <text:p>0lROw_f9X7NuHNf5Ko2wiu</text:p>
          </table:table-cell>
          <table:table-cell office:value-type="string" office:value="">
            <text:p/>
          </table:table-cell>
          <table:table-cell office:value-type="string" office:value="IfcWindow">
            <text:p>IfcWindow</text:p>
          </table:table-cell>
          <table:table-cell office:value-type="string" office:value="Window">
            <text:p>Window</text:p>
          </table:table-cell>
          <table:table-cell office:value-type="string" office:value="WT01">
            <text:p>WT01</text:p>
          </table:table-cell>
          <table:table-cell office:value-type="string" office:value="">
            <text:p/>
          </table:table-cell>
          <table:table-cell office:value-type="string" office:value="Unknown">
            <text:p>Unknown</text:p>
          </table:table-cell>
        </table:table-row>
        <table:table-row>
          <table:table-cell office:value-type="string" office:value="3GS2HaHgT0g9hJDVTY1jsH">
            <text:p>3GS2HaHgT0g9hJDVTY1jsH</text:p>
          </table:table-cell>
          <table:table-cell office:value-type="string" office:value="">
            <text:p/>
          </table:table-cell>
          <table:table-cell office:value-type="string" office:value="IfcOpeningElement">
            <text:p>IfcOpeningElement</text:p>
          </table:table-cell>
          <table:table-cell office:value-type="string" office:value="Opening">
            <text:p>Openin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one">
            <text:p>N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